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Mono"/>
    </style:style>
    <style:style style:name="ce2" style:family="table-cell" style:parent-style-name="Default">
      <style:table-cell-properties fo:background-color="#999999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below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above</text:p>
          </table:table-cell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vider</text:p>
          </table:table-cell>
          <table:table-cell table:number-columns-repeated="5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214" calcext:value-type="float">
            <text:p>214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evil</text:p>
          </table:table-cell>
          <table:table-cell table:number-columns-repeated="3"/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handle</text:p>
          </table:table-cell>
          <table:table-cell table:number-columns-repeated="4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87" calcext:value-type="float">
            <text:p>8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corner</text:p>
          </table:table-cell>
          <table:table-cell table:number-columns-repeated="4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left</text:p>
          </table:table-cell>
          <table:table-cell table:number-columns-repeated="4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number-columns-repeated="2"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arrow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fill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fill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dial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dot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dial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dot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/00/0000</text:date>, <text:time style:data-style-name="N2" text:time-value="01:15:49.982989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21:00:00.158871980</meta:creation-date>
    <dc:date>2014-08-17T01:48:09.318224663</dc:date>
    <meta:editing-duration>PT1H50M39S</meta:editing-duration>
    <meta:editing-cycles>40</meta:editing-cycles>
    <meta:generator>LibreOffice/4.2.4.2$Linux_X86_64 LibreOffice_project/420m0$Build-2</meta:generator>
    <meta:document-statistic meta:table-count="1" meta:cell-count="1273" meta:object-count="0"/>
  </office:meta>
</office:document-meta>
</file>